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Column Deletion</text:h>
      <text:p text:style-name="P2">In this example, the following table will have a column deleted.</text:p>
      <table:table>
        <table:table-column/>
        <table:table-column/>
        <delta:removed-content delta:removal-change-idref="D">
          <table:table-column/>
        </delta:removed-content>
        <table:table-row>
          <table:table-cell rowSpan="1" columnSpan="1">
            <text:p text:style-name="P3">Cell 1</text:p>
          </table:table-cell>
          <table:table-cell rowSpan="1" columnSpan="1">
            <text:p text:style-name="P3">Cell 2</text:p>
          </table:table-cell>
          <delta:removed-content delta:removal-change-idref="D">
            <table:table-cell rowSpan="1" columnSpan="1">
              <text:p text:style-name="P3">Delete me</text:p>
            </table:table-cell>
          </delta:removed-content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5:17:06</dc:date>
    <meta:creation-date>2010-06-24T18:00:03</meta:creation-date>
    <dc:creator>Tristan Mitchell</dc:creator>
  </office:meta>
</office:document-meta>
</file>